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style>
    <style:style style:name="P5"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omjin Han</text:p>
      <text:p text:style-name="P1">Dr. Scott Gordon</text:p>
      <text:p text:style-name="P1">CSC 194</text:p>
      <text:p text:style-name="P1">2/16/2020</text:p>
      <text:p text:style-name="P3">Seminar #2 – Adam Holguin 2/14/2020</text:p>
      <text:p text:style-name="P2"><text:tab/>Our speaker today was Adam Holguin, a project manager from Turner Construction Company.</text:p>
      <text:p text:style-name="P2">Adam has worked on many projects in Sacramento such as the Golden One Center, and many more in wider areas. Adam would be described as a Design Build Professional. His presentation was about project delivery methods for engineering professionals. When someone with money wants something built, they must coordinate with designers, builders, and everyone in between. Everyone has to be contracted, and the format could vary in different situations. The four different Project Delivery Systems he went through are Design-Bid-Build, Construction Management at Risk, Multi-Prime, and Design-Build. The speaker went through the pros and cons of each build, depending on which parties get involved in different stages of design stage. </text:p>
      <text:p text:style-name="P2"><text:tab/>I learned a lot about how engineering projects are planned and execu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6T02:03:41.07</meta:creation-date>
    <dc:date>2020-02-16T03:09:50.08</dc:date>
    <meta:editing-duration>PT1H6M8S</meta:editing-duration>
    <meta:editing-cycles>2</meta:editing-cycles>
    <meta:generator>OpenOffice/4.1.5$Win32 OpenOffice.org_project/415m1$Build-9789</meta:generator>
    <meta:document-statistic meta:table-count="0" meta:image-count="0" meta:object-count="0" meta:page-count="1" meta:paragraph-count="8" meta:word-count="149" meta:character-count="967"/>
  </office:meta>
</office:document-meta>
</file>